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211f6a" officeooo:paragraph-rsid="0036180c"/>
    </style:style>
    <style:style style:name="P2" style:family="paragraph" style:parent-style-name="Standard" style:list-style-name="L1">
      <style:paragraph-properties fo:text-align="justify" style:justify-single-word="false"/>
      <style:text-properties officeooo:rsid="00240a73" officeooo:paragraph-rsid="0027424d"/>
    </style:style>
    <style:style style:name="P3" style:family="paragraph" style:parent-style-name="Standard" style:list-style-name="L1">
      <style:paragraph-properties fo:text-align="justify" style:justify-single-word="false"/>
      <style:text-properties officeooo:rsid="00240a73" officeooo:paragraph-rsid="00380895"/>
    </style:style>
    <style:style style:name="P4" style:family="paragraph" style:parent-style-name="Standard" style:list-style-name="L7">
      <style:paragraph-properties fo:text-align="justify" style:justify-single-word="false"/>
      <style:text-properties officeooo:rsid="00210fe6" officeooo:paragraph-rsid="002fb012"/>
    </style:style>
    <style:style style:name="P5" style:family="paragraph" style:parent-style-name="Standard">
      <style:paragraph-properties fo:text-align="justify" style:justify-single-word="false"/>
      <style:text-properties officeooo:rsid="001f4f5f" officeooo:paragraph-rsid="001f4f5f"/>
    </style:style>
    <style:style style:name="P6" style:family="paragraph" style:parent-style-name="Standard" style:list-style-name="L3">
      <style:paragraph-properties fo:text-align="justify" style:justify-single-word="false"/>
      <style:text-properties officeooo:rsid="001f4f5f" officeooo:paragraph-rsid="002ef6e6"/>
    </style:style>
    <style:style style:name="P7" style:family="paragraph" style:parent-style-name="Standard" style:list-style-name="L16">
      <style:paragraph-properties fo:text-align="justify" style:justify-single-word="false"/>
      <style:text-properties officeooo:rsid="001f4f5f" officeooo:paragraph-rsid="003865f7"/>
    </style:style>
    <style:style style:name="P8" style:family="paragraph" style:parent-style-name="Standard" style:list-style-name="L3">
      <style:paragraph-properties fo:text-align="justify" style:justify-single-word="false"/>
      <style:text-properties fo:font-weight="bold" officeooo:rsid="00240a73" officeooo:paragraph-rsid="002ef6e6" style:font-weight-asian="bold" style:font-weight-complex="bold"/>
    </style:style>
    <style:style style:name="P9" style:family="paragraph" style:parent-style-name="Standard" style:list-style-name="L7">
      <style:paragraph-properties fo:text-align="justify" style:justify-single-word="false"/>
      <style:text-properties fo:font-weight="bold" officeooo:rsid="002bc5dd" officeooo:paragraph-rsid="002bc5dd" style:font-weight-asian="bold" style:font-weight-complex="bold"/>
    </style:style>
    <style:style style:name="P10" style:family="paragraph" style:parent-style-name="Standard" style:list-style-name="L3">
      <style:paragraph-properties fo:text-align="justify" style:justify-single-word="false"/>
      <style:text-properties fo:font-weight="bold" officeooo:rsid="002ef6e6" officeooo:paragraph-rsid="002ef6e6" style:font-weight-asian="bold" style:font-weight-complex="bold"/>
    </style:style>
    <style:style style:name="P11" style:family="paragraph" style:parent-style-name="Standard">
      <style:paragraph-properties fo:text-align="justify" style:justify-single-word="false"/>
      <style:text-properties fo:font-weight="bold" officeooo:rsid="003a7ac0" officeooo:paragraph-rsid="003a7ac0" style:font-weight-asian="bold" style:font-weight-complex="bold"/>
    </style:style>
    <style:style style:name="P12" style:family="paragraph" style:parent-style-name="Standard" style:list-style-name="L1">
      <style:paragraph-properties fo:text-align="justify" style:justify-single-word="false"/>
      <style:text-properties fo:font-weight="normal" officeooo:rsid="00380895" officeooo:paragraph-rsid="00380895" style:font-weight-asian="normal" style:font-weight-complex="normal"/>
    </style:style>
    <style:style style:name="P13" style:family="paragraph" style:parent-style-name="Standard">
      <style:paragraph-properties fo:text-align="justify" style:justify-single-word="false"/>
      <style:text-properties fo:font-weight="normal" officeooo:rsid="003a7ac0" officeooo:paragraph-rsid="003a7ac0" style:font-weight-asian="normal" style:font-weight-complex="normal"/>
    </style:style>
    <style:style style:name="P14" style:family="paragraph" style:parent-style-name="Standard" style:list-style-name="L18">
      <style:paragraph-properties fo:text-align="justify" style:justify-single-word="false"/>
      <style:text-properties fo:font-weight="normal" officeooo:rsid="003a7ac0" officeooo:paragraph-rsid="003a7ac0" style:font-weight-asian="normal" style:font-weight-complex="normal"/>
    </style:style>
    <style:style style:name="P15" style:family="paragraph" style:parent-style-name="Standard" style:list-style-name="L1">
      <style:paragraph-properties fo:text-align="justify" style:justify-single-word="false"/>
      <style:text-properties officeooo:rsid="0027424d" officeooo:paragraph-rsid="0027424d"/>
    </style:style>
    <style:style style:name="P16" style:family="paragraph" style:parent-style-name="Standard" style:list-style-name="L7">
      <style:paragraph-properties fo:text-align="justify" style:justify-single-word="false"/>
      <style:text-properties officeooo:rsid="002bc5dd" officeooo:paragraph-rsid="002bc5dd"/>
    </style:style>
    <style:style style:name="P17" style:family="paragraph" style:parent-style-name="Standard" style:list-style-name="L3">
      <style:paragraph-properties fo:text-align="justify" style:justify-single-word="false"/>
      <style:text-properties officeooo:rsid="002fb012" officeooo:paragraph-rsid="002fb012"/>
    </style:style>
    <style:style style:name="P18" style:family="paragraph" style:parent-style-name="Standard" style:list-style-name="L3">
      <style:paragraph-properties fo:text-align="justify" style:justify-single-word="false"/>
      <style:text-properties style:text-underline-style="solid" style:text-underline-width="auto" style:text-underline-color="font-color" fo:font-weight="bold" officeooo:rsid="002ef6e6" officeooo:paragraph-rsid="002ef6e6" style:font-weight-asian="bold" style:font-weight-complex="bold"/>
    </style:style>
    <style:style style:name="P19" style:family="paragraph" style:parent-style-name="Standard" style:list-style-name="L3">
      <style:paragraph-properties fo:text-align="justify" style:justify-single-word="false"/>
      <style:text-properties style:text-underline-style="none" fo:font-weight="normal" officeooo:rsid="00348468" officeooo:paragraph-rsid="00348468" style:font-weight-asian="normal" style:font-weight-complex="normal"/>
    </style:style>
    <style:style style:name="P20" style:family="paragraph" style:parent-style-name="Standard" style:list-style-name="L3">
      <style:paragraph-properties fo:text-align="justify" style:justify-single-word="false"/>
      <style:text-properties style:text-underline-style="none" fo:font-weight="normal" officeooo:rsid="002ef6e6" officeooo:paragraph-rsid="002ef6e6" style:font-weight-asian="normal" style:font-weight-complex="normal"/>
    </style:style>
    <style:style style:name="P21" style:family="paragraph" style:parent-style-name="Standard">
      <style:paragraph-properties fo:text-align="justify" style:justify-single-word="false"/>
      <style:text-properties officeooo:rsid="0035105f" officeooo:paragraph-rsid="0035105f"/>
    </style:style>
    <style:style style:name="P22" style:family="paragraph" style:parent-style-name="Standard" style:list-style-name="L1">
      <style:paragraph-properties fo:text-align="justify" style:justify-single-word="false"/>
      <style:text-properties officeooo:rsid="0036180c" officeooo:paragraph-rsid="0036180c"/>
    </style:style>
    <style:style style:name="P23" style:family="paragraph" style:parent-style-name="Standard" style:list-style-name="L1">
      <style:paragraph-properties fo:text-align="justify" style:justify-single-word="false"/>
      <style:text-properties officeooo:rsid="0036180c" officeooo:paragraph-rsid="00380895"/>
    </style:style>
    <style:style style:name="P24" style:family="paragraph" style:parent-style-name="Standard" style:list-style-name="L1">
      <style:paragraph-properties fo:text-align="justify" style:justify-single-word="false"/>
      <style:text-properties officeooo:rsid="00380895" officeooo:paragraph-rsid="00380895"/>
    </style:style>
    <style:style style:name="P25" style:family="paragraph" style:parent-style-name="Standard" style:list-style-name="L1">
      <style:paragraph-properties fo:text-align="justify" style:justify-single-word="false"/>
      <style:text-properties officeooo:paragraph-rsid="0027424d"/>
    </style:style>
    <style:style style:name="P26" style:family="paragraph" style:parent-style-name="Standard" style:list-style-name="L14">
      <style:paragraph-properties fo:text-align="justify" style:justify-single-word="false"/>
      <style:text-properties officeooo:paragraph-rsid="0027424d"/>
    </style:style>
    <style:style style:name="P27" style:family="paragraph" style:parent-style-name="Standard" style:list-style-name="L16">
      <style:paragraph-properties fo:text-align="justify" style:justify-single-word="false"/>
      <style:text-properties officeooo:paragraph-rsid="003865f7"/>
    </style:style>
    <style:style style:name="P28" style:family="paragraph" style:parent-style-name="Standard" style:list-style-name="L18">
      <style:paragraph-properties fo:text-align="justify" style:justify-single-word="false"/>
      <style:text-properties officeooo:paragraph-rsid="003a7ac0"/>
    </style:style>
    <style:style style:name="P29" style:family="paragraph" style:parent-style-name="Standard" style:list-style-name="L16">
      <style:paragraph-properties fo:text-align="justify" style:justify-single-word="false"/>
      <style:text-properties officeooo:rsid="003865f7" officeooo:paragraph-rsid="003865f7"/>
    </style:style>
    <style:style style:name="P30" style:family="paragraph" style:parent-style-name="Standard">
      <style:paragraph-properties fo:text-align="justify" style:justify-single-word="false"/>
      <style:text-properties officeooo:rsid="003865f7" officeooo:paragraph-rsid="003865f7"/>
    </style:style>
    <style:style style:name="P31" style:family="paragraph" style:parent-style-name="Standard" style:list-style-name="L17">
      <style:paragraph-properties fo:text-align="justify" style:justify-single-word="false"/>
      <style:text-properties officeooo:rsid="003865f7" officeooo:paragraph-rsid="003865f7"/>
    </style:style>
    <style:style style:name="P32" style:family="paragraph" style:parent-style-name="Standard" style:list-style-name="L17">
      <style:paragraph-properties fo:text-align="justify" style:justify-single-word="false"/>
      <style:text-properties officeooo:rsid="0039b503" officeooo:paragraph-rsid="0039b503"/>
    </style:style>
    <style:style style:name="P33" style:family="paragraph" style:parent-style-name="Standard">
      <style:paragraph-properties fo:text-align="justify" style:justify-single-word="false"/>
      <style:text-properties officeooo:rsid="003a7ac0" officeooo:paragraph-rsid="003a7ac0"/>
    </style:style>
    <style:style style:name="P34" style:family="paragraph" style:parent-style-name="Standard" style:list-style-name="L18">
      <style:paragraph-properties fo:text-align="justify" style:justify-single-word="false"/>
      <style:text-properties officeooo:rsid="003a7ac0" officeooo:paragraph-rsid="003a7ac0"/>
    </style:style>
    <style:style style:name="P35" style:family="paragraph" style:parent-style-name="Standard" style:list-style-name="L18">
      <style:paragraph-properties fo:text-align="justify" style:justify-single-word="false"/>
      <style:text-properties officeooo:rsid="003b9667" officeooo:paragraph-rsid="003b9667"/>
    </style:style>
    <style:style style:name="P36" style:family="paragraph" style:parent-style-name="Standard" style:list-style-name="L18">
      <style:paragraph-properties fo:text-align="justify" style:justify-single-word="false"/>
      <style:text-properties officeooo:rsid="003cd4cb" officeooo:paragraph-rsid="003cd4cb"/>
    </style:style>
    <style:style style:name="P37" style:family="paragraph" style:parent-style-name="Standard" style:list-style-name="L1"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rsid="0036180c" officeooo:paragraph-rsid="0036180c"/>
    </style:style>
    <style:style style:name="P38" style:family="paragraph" style:parent-style-name="Text_20_body">
      <style:paragraph-properties fo:text-align="justify" style:justify-single-word="false"/>
      <style:text-properties officeooo:rsid="0027424d" officeooo:paragraph-rsid="0027424d"/>
    </style:style>
    <style:style style:name="P39" style:family="paragraph" style:parent-style-name="Text_20_body" style:list-style-name="L1">
      <style:paragraph-properties fo:text-align="justify" style:justify-single-word="false"/>
      <style:text-properties officeooo:rsid="002905dc" officeooo:paragraph-rsid="00380895"/>
    </style:style>
    <style:style style:name="P40" style:family="paragraph" style:parent-style-name="Text_20_body">
      <style:paragraph-properties fo:text-align="justify" style:justify-single-word="false"/>
      <style:text-properties officeooo:rsid="002ef6e6" officeooo:paragraph-rsid="002ef6e6"/>
    </style:style>
    <style:style style:name="P41" style:family="paragraph" style:parent-style-name="Text_20_body" style:list-style-name="L8">
      <style:paragraph-properties fo:text-align="justify" style:justify-single-word="false"/>
      <style:text-properties officeooo:rsid="002ef6e6" officeooo:paragraph-rsid="002ef6e6"/>
    </style:style>
    <style:style style:name="P42" style:family="paragraph" style:parent-style-name="Text_20_body" style:list-style-name="L8">
      <style:paragraph-properties fo:text-align="justify" style:justify-single-word="false"/>
      <style:text-properties officeooo:rsid="002fb012" officeooo:paragraph-rsid="002fb012"/>
    </style:style>
    <style:style style:name="P43" style:family="paragraph" style:parent-style-name="Text_20_body" style:list-style-name="L8">
      <style:paragraph-properties fo:text-align="justify" style:justify-single-word="false"/>
      <style:text-properties officeooo:rsid="0031a632" officeooo:paragraph-rsid="0031a632"/>
    </style:style>
    <style:style style:name="P44" style:family="paragraph" style:parent-style-name="Text_20_body">
      <style:paragraph-properties fo:text-align="justify" style:justify-single-word="false"/>
      <style:text-properties officeooo:rsid="0035105f" officeooo:paragraph-rsid="0035105f"/>
    </style:style>
    <style:style style:name="P45" style:family="paragraph" style:parent-style-name="Text_20_body">
      <style:paragraph-properties fo:text-align="justify" style:justify-single-word="false"/>
      <style:text-properties officeooo:rsid="0036180c" officeooo:paragraph-rsid="0036180c"/>
    </style:style>
    <style:style style:name="P46" style:family="paragraph" style:parent-style-name="Text_20_body">
      <style:text-properties fo:font-weight="normal" officeooo:rsid="003865f7" officeooo:paragraph-rsid="003865f7" style:font-weight-asian="normal" style:font-weight-complex="normal"/>
    </style:style>
    <style:style style:name="P47" style:family="paragraph" style:parent-style-name="Text_20_body" style:list-style-name="L15">
      <style:text-properties officeooo:rsid="003865f7" officeooo:paragraph-rsid="003865f7"/>
    </style:style>
    <style:style style:name="P48" style:family="paragraph" style:parent-style-name="Text_20_body" style:list-style-name="L9"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3865f7"/>
    </style:style>
    <style:style style:name="P49" style:family="paragraph" style:parent-style-name="Text_20_body" style:list-style-name="L9">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paragraph-rsid="003865f7"/>
    </style:style>
    <style:style style:name="P50" style:family="paragraph" style:parent-style-name="Heading_20_3">
      <style:paragraph-properties fo:text-align="justify" style:justify-single-word="false"/>
    </style:style>
    <style:style style:name="P51" style:family="paragraph" style:parent-style-name="Heading_20_3">
      <style:paragraph-properties fo:text-align="justify" style:justify-single-word="false"/>
      <style:text-properties officeooo:paragraph-rsid="00380895"/>
    </style:style>
    <style:style style:name="P52"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background-color="transparent" fo:keep-with-next="always">
        <style:tab-stops>
          <style:tab-stop style:position="-0.132cm"/>
        </style:tab-stops>
      </style:paragraph-properties>
      <style:text-properties style:font-name="Liberation Serif" officeooo:paragraph-rsid="00380895"/>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style:text-properties officeooo:paragraph-rsid="0036180c"/>
    </style:style>
    <style:style style:name="P55" style:family="paragraph" style:parent-style-name="Heading_20_1">
      <style:paragraph-properties fo:text-align="justify" style:justify-single-word="false"/>
    </style:style>
    <style:style style:name="T1" style:family="text">
      <style:text-properties officeooo:rsid="001f4f5f"/>
    </style:style>
    <style:style style:name="T2" style:family="text">
      <style:text-properties officeooo:rsid="00210fe6"/>
    </style:style>
    <style:style style:name="T3" style:family="text">
      <style:text-properties fo:font-weight="bold" style:font-weight-asian="bold" style:font-weight-complex="bold"/>
    </style:style>
    <style:style style:name="T4" style:family="text">
      <style:text-properties fo:font-weight="bold" officeooo:rsid="00211f6a" style:font-weight-asian="bold" style:font-weight-complex="bold"/>
    </style:style>
    <style:style style:name="T5" style:family="text">
      <style:text-properties fo:font-weight="bold" officeooo:rsid="001f4f5f" style:font-weight-asian="bold" style:font-weight-complex="bold"/>
    </style:style>
    <style:style style:name="T6" style:family="text">
      <style:text-properties fo:font-weight="bold" officeooo:rsid="0024110d" style:font-weight-asian="bold" style:font-weight-complex="bold"/>
    </style:style>
    <style:style style:name="T7" style:family="text">
      <style:text-properties fo:font-weight="bold" officeooo:rsid="00380895" style:font-weight-asian="bold" style:font-weight-complex="bold"/>
    </style:style>
    <style:style style:name="T8" style:family="text">
      <style:text-properties fo:font-weight="bold" officeooo:rsid="0036180c" style:font-weight-asian="bold" style:font-weight-complex="bold"/>
    </style:style>
    <style:style style:name="T9" style:family="text">
      <style:text-properties fo:font-weight="bold" officeooo:rsid="003865f7" style:font-weight-asian="bold" style:font-weight-complex="bold"/>
    </style:style>
    <style:style style:name="T10" style:family="text">
      <style:text-properties fo:font-weight="bold" officeooo:rsid="003cd4cb" style:font-weight-asian="bold" style:font-weight-complex="bold"/>
    </style:style>
    <style:style style:name="T11" style:family="text">
      <style:text-properties officeooo:rsid="00211f6a"/>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22cd8e"/>
    </style:style>
    <style:style style:name="T14" style:family="text">
      <style:text-properties officeooo:rsid="00240a73"/>
    </style:style>
    <style:style style:name="T15" style:family="text">
      <style:text-properties fo:font-weight="normal" style:font-weight-asian="normal" style:font-weight-complex="normal"/>
    </style:style>
    <style:style style:name="T16" style:family="text">
      <style:text-properties fo:font-weight="normal" officeooo:rsid="00380895" style:font-weight-asian="normal" style:font-weight-complex="normal"/>
    </style:style>
    <style:style style:name="T17" style:family="text">
      <style:text-properties fo:font-weight="normal" officeooo:rsid="0036180c" style:font-weight-asian="normal" style:font-weight-complex="normal"/>
    </style:style>
    <style:style style:name="T18" style:family="text">
      <style:text-properties fo:font-weight="normal" officeooo:rsid="002a1805" style:font-weight-asian="normal" style:font-weight-complex="normal"/>
    </style:style>
    <style:style style:name="T19" style:family="text">
      <style:text-properties fo:font-weight="normal" officeooo:rsid="003a7ac0" style:font-weight-asian="normal" style:font-weight-complex="normal"/>
    </style:style>
    <style:style style:name="T20" style:family="text">
      <style:text-properties fo:font-weight="normal" officeooo:rsid="003b9667" style:font-weight-asian="normal" style:font-weight-complex="normal"/>
    </style:style>
    <style:style style:name="T21" style:family="text">
      <style:text-properties officeooo:rsid="0025eb07"/>
    </style:style>
    <style:style style:name="T22" style:family="text">
      <style:text-properties officeooo:rsid="002a1805"/>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officeooo:rsid="0035105f"/>
    </style:style>
    <style:style style:name="T26" style:family="text">
      <style:text-properties officeooo:rsid="0036180c"/>
    </style:style>
    <style:style style:name="T27" style:family="text">
      <style:text-properties officeooo:rsid="0024110d"/>
    </style:style>
    <style:style style:name="T28" style:family="text">
      <style:text-properties officeooo:rsid="00380895"/>
    </style:style>
    <style:style style:name="T29" style:family="text">
      <style:text-properties fo:font-size="12pt" fo:font-weight="normal" officeooo:rsid="0036180c" style:font-size-asian="12pt" style:font-weight-asian="normal" style:font-size-complex="12pt" style:font-weight-complex="normal"/>
    </style:style>
    <style:style style:name="T30" style:family="text">
      <style:text-properties style:font-name="Liberation Serif" fo:font-weight="normal" officeooo:rsid="0036180c" style:font-weight-asian="normal" style:font-weight-complex="normal"/>
    </style:style>
    <style:style style:name="T31" style:family="text">
      <style:text-properties officeooo:rsid="003865f7"/>
    </style:style>
    <style:style style:name="T32" style:family="text">
      <style:text-properties officeooo:rsid="0039b503"/>
    </style:style>
    <style:style style:name="T33" style:family="text">
      <style:text-properties officeooo:rsid="003a7ac0"/>
    </style:style>
    <style:style style:name="T34" style:family="text">
      <style:text-properties officeooo:rsid="003b9667"/>
    </style:style>
    <style:style style:name="T35" style:family="text">
      <style:text-properties officeooo:rsid="003cd4cb"/>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Projet Agshmne</text:h>
      <text:p text:style-name="P5"/>
      <text:h text:style-name="P53" text:outline-level="2">Titre du Jeu : <text:span text:style-name="T25">Agshmne</text:span></text:h>
      <text:h text:style-name="P53" text:outline-level="2">Information Générales</text:h>
      <text:p text:style-name="P44">Le style général sera le Jeu de Rôle, en se basant sur des titres comme Daggerfall ou encore Planescape Torment.</text:p>
      <text:p text:style-name="P44">Le jeu se déroulera sur une carte en 2D, avec des cases, dans un univers fantasy. Le système de jeu sera au Tour par Tour. Le but est de proposer au joueur une histoire sans fin (le joueur sera libre de continuer sa partie tant qu'il le voudra) dans un monde immense (environ 1000 cases dans la version finale), avec le maximum de possibilités (personnalisation du personnage, création de différentes guildes, clans, royaumes) le tout dans un monde et un univers généré au maximum aléatoirement.</text:p>
      <text:p text:style-name="P21">La 2D ainsi que des graphismes légers seront privilégiés afin de ne pas être limité en terme de possibilité d'action comme le font trop souvent les jeux actuels (notamment les derniers Elders Scrolls et consort).</text:p>
      <text:p text:style-name="P21"/>
      <text:h text:style-name="P54" text:outline-level="2"><text:span text:style-name="T26">Desciption détaillée</text:span></text:h>
      <text:h text:style-name="P50" text:outline-level="3">Contexte</text:h>
      <text:p text:style-name="P45">L'univers d'Agshmne sera un mélange de fantasy provenant de différents mondes… Cela ira du simple nain grognon à l'accès aux Plans Spirituelles ou Elémentaires tout en passant par des lieux mystiques ou des choses étranges comme de la technologie.</text:p>
      <text:h text:style-name="P50" text:outline-level="3">Objectif du Jeu</text:h>
      <text:p text:style-name="P21"/>
      <text:p text:style-name="P21">L'objectif est selon l'envie du joueur… Si le joueur trouvent que les guildes marchandes ou bien la création d'un royaume du mal sont ses objectifs principaux, rien ne doit l'en empêcher.</text:p>
      <text:p text:style-name="P21"/>
      <text:p text:style-name="P21">Les entités (guildes ou royaumes) par défaut du monde d'Agshmne doivent pouvoir un jour appartenir au joueur.</text:p>
      <text:h text:style-name="P51" text:outline-level="3">Gameplay</text:h>
      <text:h text:style-name="P51" text:outline-level="3"><text:span text:style-name="T8">Introduction : </text:span></text:h>
      <text:h text:style-name="P52" text:outline-level="3"><text:span text:style-name="T29">Le jeu sera accessible via une interface Web à l'aide de Ruby on Rails (ou un autre si besoin). Il y aura un système d'enregistrement pour que chaque joueur puisse sauvegarder ses personnages. </text:span></text:h>
      <text:list xml:id="list5951074160114306017" text:style-name="L9">
        <text:list-header>
          <text:p text:style-name="P48"><text:span text:style-name="T30">Encore une fois </text:span><text:span text:style-name="T17">les graphisme seront simples mais un minimum travaillé afin de toujours faire en sorte que chaque icône ou décor soit compréhensible.</text:span></text:p>
        </text:list-header>
      </text:list>
      <text:h text:style-name="Heading_20_3" text:outline-level="3">Lancement du Jeu : </text:h>
      <text:list xml:id="list164548198412810" text:continue-numbering="true" text:style-name="L9">
        <text:list-header>
          <text:p text:style-name="P49"><text:span text:style-name="T17">Le joueur arrivera sur une page d'accueil présentant l'entrée d'un Donjon ou la vue d'un paysage. Il aura alors différents choix : Démarrer une partie, Charger une partie, Configurer le jeu (peut-être la taille de la carte, mort </text:span><text:soft-page-break/><text:span text:style-name="T17">permanente, etc...) ou bien Quitter le jeu (la session du joueur). Voici chaque choix plus en détails :</text:span></text:p>
        </text:list-header>
      </text:list>
      <text:list xml:id="list3168793554484518461" text:style-name="L14">
        <text:list-item>
          <text:p text:style-name="P26"><text:span text:style-name="T4">Démarrer une partie</text:span></text:p>
        </text:list-item>
      </text:list>
      <text:list xml:id="list8121297529693563076" text:style-name="L1">
        <text:list-item>
          <text:list>
            <text:list-header>
              <text:p text:style-name="P37">Le joueur pourra ensuite Créer un personnage avec différentes parties personnalisables comme les caractérisitiques, la race, etc., Continuer une Partie existante ou retourner en arrière.</text:p>
              <text:list>
                <text:list-item>
                  <text:p text:style-name="P1">Créer un personnage : <text:span text:style-name="T26">le joueur devra définir plusieurs choses parmi :</text:span></text:p>
                  <text:list>
                    <text:list-item>
                      <text:p text:style-name="P1"><text:span text:style-name="T26">Choisir son nom et son sexe</text:span></text:p>
                    </text:list-item>
                    <text:list-item>
                      <text:p text:style-name="P1"><text:span text:style-name="T26">Choisir sa race</text:span> </text:p>
                    </text:list-item>
                    <text:list-item>
                      <text:p text:style-name="P23">Donner un nom à la classe de son personnage. <text:span text:style-name="T28">(</text:span>NB : il n'y aura pas de classes de personnage prédéfinies.<text:span text:style-name="T28">)</text:span></text:p>
                    </text:list-item>
                    <text:list-item>
                      <text:p text:style-name="P2"><text:span text:style-name="T26">Définir ses </text:span>Caractéristiques : <text:span text:style-name="T26">attribuer des points !</text:span></text:p>
                    </text:list-item>
                  </text:list>
                </text:list-item>
                <text:list-item>
                  <text:p text:style-name="P25"><text:span text:style-name="T14">De base le joueur aura :</text:span></text:p>
                  <text:list>
                    <text:list-item>
                      <text:p text:style-name="P22">U<text:span text:style-name="T28">n Équipement</text:span> de départ</text:p>
                    </text:list-item>
                    <text:list-item>
                      <text:p text:style-name="P22">Argent : 10 po par exemple</text:p>
                    </text:list-item>
                  </text:list>
                </text:list-item>
                <text:list-item>
                  <text:p text:style-name="P39"><text:span text:style-name="T18">Début </text:span><text:span text:style-name="T22">: le </text:span>Personnage <text:span text:style-name="T28">sera </text:span>sur <text:span text:style-name="T28">une </text:span>case <text:span text:style-name="T28">(</text:span>0,0<text:span text:style-name="T28">) et sera une case de Type</text:span> « Ville »)</text:p>
                </text:list-item>
              </text:list>
            </text:list-header>
          </text:list>
        </text:list-item>
        <text:list-item>
          <text:p text:style-name="P3"><text:span text:style-name="T7">Charger / </text:span><text:span text:style-name="T3">Lancer / </text:span><text:span text:style-name="T7">Continuer</text:span><text:span text:style-name="T3"> la partie</text:span> </text:p>
          <text:list>
            <text:list-header>
              <text:p text:style-name="P3"><text:span text:style-name="T28">Une fois un personnage créé, le joueur pourra lancer la partie que ce soit avec un personnage fraîchement créé ou une sauvegarde existante.</text:span></text:p>
            </text:list-header>
          </text:list>
        </text:list-item>
        <text:list-item>
          <text:p text:style-name="P15"><text:span text:style-name="T3">Configurer </text:span><text:span text:style-name="T7">le Jeu</text:span></text:p>
          <text:list>
            <text:list-header>
              <text:p text:style-name="P24"><text:span text:style-name="T16">L</text:span><text:span text:style-name="T15">e joueur aura accès à différents réglages… Les premier réglages à pouvoir etre définis seront la taille de la carte et la possibilité de rendre la mort permanente (comme un Roguelike).</text:span></text:p>
            </text:list-header>
          </text:list>
        </text:list-item>
        <text:list-item>
          <text:p text:style-name="P25"><text:span text:style-name="T6">Quitter</text:span><text:span text:style-name="T27"> </text:span><text:span text:style-name="T6">partie</text:span></text:p>
          <text:list>
            <text:list-header>
              <text:p text:style-name="P12">Quitter la partie de fermer la session du joueur. Le joueur retournera alors à l'accueil.</text:p>
              <text:p text:style-name="P12"/>
            </text:list-header>
          </text:list>
        </text:list-item>
      </text:list>
      <text:h text:style-name="Heading_20_3" text:outline-level="3"><text:span text:style-name="T7">L</text:span><text:span text:style-name="T9">a Carte</text:span></text:h>
      <text:p text:style-name="P46">La carte sera un des éléments principaux du jeu. <text:span text:style-name="T34">Au début du jeu le personnage ne connaît aucune case et les découvre donc au fur et à mesure. Les cases non découvertes seront donc représenté par un point d'interrogation ou un fond noir. </text:span>Elle sera composée de plusieurs cases (ou tuiles) <text:span text:style-name="T34">ayant les caractéristiques suivantes :</text:span></text:p>
      <text:p text:style-name="P46"><text:span text:style-name="T3">Type </text:span>: le type de la case</text:p>
      <text:p text:style-name="P46"><text:span text:style-name="T3">Noms </text:span>: les noms affichés</text:p>
      <text:p text:style-name="P46"><text:span text:style-name="T3">Actions </text:span>: les actions que le personnage pourra voir apparaître à l'écran. Ces actions peuvent aussi varier selon les compétences du personnage !</text:p>
      <text:list xml:id="list3324407715114272693" text:style-name="L15">
        <text:list-item>
          <text:p text:style-name="P47"><text:span text:style-name="T15">Les types de Terrains</text:span></text:p>
        </text:list-item>
      </text:list>
      <text:list xml:id="list5118057258756048674" text:style-name="L16">
        <text:list-item>
          <text:p text:style-name="P27"><text:span text:style-name="T1">Type </text:span><text:span text:style-name="T5">Ville </text:span><text:span text:style-name="T1">: </text:span></text:p>
          <text:list>
            <text:list-item>
              <text:p text:style-name="P27"><text:span text:style-name="T31">Noms : Cité, Village, Ville, Capitale.</text:span></text:p>
            </text:list-item>
            <text:list-item>
              <text:p text:style-name="P27"><text:span text:style-name="T31">Actions : Commercer, Dormir, Manger, Apprendre, Quêtes</text:span></text:p>
            </text:list-item>
          </text:list>
        </text:list-item>
        <text:list-item>
          <text:p text:style-name="P7">Type <text:span text:style-name="T3">Roche </text:span>: </text:p>
          <text:list>
            <text:list-item>
              <text:p text:style-name="P7"><text:span text:style-name="T31">Montagne, Valée, Falaises.</text:span></text:p>
            </text:list-item>
            <text:list-item>
              <text:p text:style-name="P7"><text:span text:style-name="T31">Actions : </text:span>Miner</text:p>
            </text:list-item>
          </text:list>
        </text:list-item>
        <text:list-item>
          <text:p text:style-name="P7">Type <text:span text:style-name="T3">Herbe</text:span> : </text:p>
          <text:list>
            <text:list-item>
              <text:p text:style-name="P7"><text:span text:style-name="T31">Plaine, Collines, prairies</text:span></text:p>
            </text:list-item>
            <text:list-item>
              <text:p text:style-name="P7"><text:span text:style-name="T31">Actions : </text:span>Cultiver</text:p>
            </text:list-item>
          </text:list>
        </text:list-item>
        <text:list-item>
          <text:p text:style-name="P7">Type <text:span text:style-name="T3">Bois </text:span>:</text:p>
          <text:list>
            <text:list-item>
              <text:p text:style-name="P7"><text:span text:style-name="T31">Noms : Bois, Forêt, Jungle</text:span></text:p>
            </text:list-item>
            <text:list-item>
              <text:p text:style-name="P7"><text:soft-page-break/><text:span text:style-name="T31">Actions :</text:span> <text:span text:style-name="T13">Bûcheron</text:span></text:p>
            </text:list-item>
          </text:list>
        </text:list-item>
        <text:list-item>
          <text:p text:style-name="P7">Type <text:span text:style-name="T3">Eau </text:span>: </text:p>
          <text:list>
            <text:list-item>
              <text:p text:style-name="P7"><text:span text:style-name="T31">Noms : Lac, Mer, Rivière</text:span></text:p>
            </text:list-item>
            <text:list-item>
              <text:p text:style-name="P7"><text:span text:style-name="T31">Actions : </text:span>Pêcher</text:p>
            </text:list-item>
          </text:list>
        </text:list-item>
        <text:list-item>
          <text:p text:style-name="P29">Type <text:span text:style-name="T3">Désert </text:span>:</text:p>
          <text:list>
            <text:list-item>
              <text:p text:style-name="P29">Noms : désert, toundra</text:p>
            </text:list-item>
            <text:list-item>
              <text:p text:style-name="P29">Actions : -</text:p>
            </text:list-item>
          </text:list>
        </text:list-item>
      </text:list>
      <text:p text:style-name="P30"/>
      <text:p text:style-name="P33"><text:span text:style-name="T3">Événements</text:span></text:p>
      <text:p text:style-name="P30">Ensuite chaque case peut avoir des <text:span text:style-name="T33">événements</text:span> aléatoires et ainsi rajouter encore des actions possibles au personnage. Par exemple si un personnage tombe sur une fontaine de vie, il pourra régénérer ses points de vue ou encore si il rencontre un ennemi et qu'il le tue, il pourra récupérer la viande crue dessus. Ces actions peuvent aussi varier selon les compétences du personnage.</text:p>
      <text:p text:style-name="P30"><text:span text:style-name="T3"/></text:p>
      <text:list xml:id="list18083094467805732" text:style-name="L17">
        <text:list-item>
          <text:p text:style-name="P31">Rencontre : </text:p>
          <text:list>
            <text:list-item>
              <text:p text:style-name="P31">Amicale : le joueur peut se voir proposer une quête ou apprendre une compétence.</text:p>
            </text:list-item>
            <text:list-item>
              <text:p text:style-name="P31">Hostile : le joueur doit se battre ou monnayer sa fuite (si la rencontre le permet. Exemple : un joueur pourra marchander avec un bandit mais pas avec un loup).</text:p>
            </text:list-item>
          </text:list>
        </text:list-item>
        <text:list-item>
          <text:p text:style-name="P31">Lieu-<text:span text:style-name="T32">dit</text:span> :</text:p>
          <text:list>
            <text:list-item>
              <text:p text:style-name="P32">Aléatoire : Fontaine, Lieu Sacré ou maudit, Lieu hanté etc. Le Lieu-dit peut aussi bien être bénéfique ou maléfique.</text:p>
            </text:list-item>
          </text:list>
        </text:list-item>
      </text:list>
      <text:p text:style-name="P33"/>
      <text:p text:style-name="P11">Commandes</text:p>
      <text:p text:style-name="P13">Le joueur aura de bases accès à plein de commandes. Ces compétences et les événements ou les actions du joueur en rajouteront ou en enlèveront.</text:p>
      <text:p text:style-name="P13"/>
      <text:p text:style-name="P13">Voici les commandes de bases ainsi que les différents éléments d'interface :</text:p>
      <text:list xml:id="list2360495211576142181" text:style-name="L18">
        <text:list-item>
          <text:p text:style-name="P14"><text:span text:style-name="T3">Déplacement </text:span><text:span text:style-name="T10">(en bas de l'écran)</text:span><text:span text:style-name="T3"> </text:span>: Nord, Est, Sud et Ouest.</text:p>
        </text:list-item>
        <text:list-item>
          <text:p text:style-name="P14"><text:span text:style-name="T3">Onglets </text:span><text:span text:style-name="T10">(en haut de l'écran)</text:span><text:span text:style-name="T3"> </text:span>:</text:p>
          <text:list>
            <text:list-item>
              <text:p text:style-name="P14">Personnage : donnera un aperçu des caractéristiques du personnage. Cet onglet servira notamment aux passage de niveaux.</text:p>
            </text:list-item>
            <text:list-item>
              <text:p text:style-name="P14">Inventaire : affichera un liste des objets que possède le personnage. Certains objets comme les potions offriront des actions supplémentaires (comme boire, manger, équiper, enchanter, etc.).</text:p>
            </text:list-item>
            <text:list-item>
              <text:p text:style-name="P28"><text:span text:style-name="T20">Équipement</text:span><text:span text:style-name="T19"> : affichera une silhouette du personnage et de ce qu'il porte actuellement. Les équipements possibles seront : Tête, Bras, Torse, Jambes, 2 anneaux, 2 mains, Sac-à-dos (pour la capacité) et 1 Compagnon (Pet).</text:span></text:p>
            </text:list-item>
            <text:list-item>
              <text:p text:style-name="P28"><text:span text:style-name="T18">Compétences : les compétences seront le plus variées possibles afin de fournir au joueur le plus de combinaisons possibles. Le joueur aura tout de même certaines compétences de bases.</text:span></text:p>
              <text:list>
                <text:list-item>
                  <text:p text:style-name="P28"><text:span text:style-name="T22">Compétences Bases :</text:span></text:p>
                  <text:list>
                    <text:list-item>
                      <text:p text:style-name="P34">Cuisiner, </text:p>
                    </text:list-item>
                    <text:list-item>
                      <text:p text:style-name="P34">Fouiller, </text:p>
                    </text:list-item>
                    <text:list-item>
                      <text:p text:style-name="P34">Boucherie (corps de monstres)</text:p>
                    </text:list-item>
                    <text:list-item>
                      <text:p text:style-name="P34">Bucheron</text:p>
                    </text:list-item>
                    <text:list-item>
                      <text:p text:style-name="P34">Miner</text:p>
                    </text:list-item>
                    <text:list-item>
                      <text:p text:style-name="P34">Cultiver</text:p>
                    </text:list-item>
                    <text:list-item>
                      <text:p text:style-name="P35">Pecher</text:p>
                    </text:list-item>
                  </text:list>
                </text:list-item>
                <text:list-item>
                  <text:p text:style-name="P35">Compétences à apprendre</text:p>
                  <text:list>
                    <text:list-item>
                      <text:p text:style-name="P35"><text:span text:style-name="T22">Feu de Camp</text:span></text:p>
                    </text:list-item>
                    <text:list-item>
                      <text:p text:style-name="P35">Atelier<text:span text:style-name="T22"> (</text:span>pour<text:span text:style-name="T22"> les objets)</text:span></text:p>
                    </text:list-item>
                    <text:list-item>
                      <text:p text:style-name="P35"><text:span text:style-name="T22">Vision</text:span></text:p>
                    </text:list-item>
                    <text:list-item>
                      <text:p text:style-name="P35"><text:soft-page-break/><text:span text:style-name="T22">Chasser</text:span></text:p>
                    </text:list-item>
                    <text:list-item>
                      <text:p text:style-name="P35">Construction (pour les bâtiments)</text:p>
                    </text:list-item>
                    <text:list-item>
                      <text:p text:style-name="P35">Commandement (pour commander des royaumes ou des guildes)</text:p>
                    </text:list-item>
                    <text:list-item>
                      <text:p text:style-name="P35">Gérant (g<text:span text:style-name="T35">è</text:span>re des magasins)</text:p>
                    </text:list-item>
                    <text:list-item>
                      <text:p text:style-name="P35">TODO : A compléter</text:p>
                    </text:list-item>
                  </text:list>
                </text:list-item>
              </text:list>
            </text:list-item>
            <text:list-item>
              <text:p text:style-name="P35">Carte : affichera la carte en plus grand et au minimum les types de Terrains.</text:p>
            </text:list-item>
            <text:list-item>
              <text:p text:style-name="P36">Quêtes : montrera les quêtes acceptées par le personnage.</text:p>
            </text:list-item>
          </text:list>
        </text:list-item>
      </text:list>
      <text:list xml:id="list5749233719969203830" text:style-name="L7">
        <text:list-item>
          <text:list>
            <text:list-item>
              <text:list>
                <text:list-item>
                  <text:p text:style-name="P16"/>
                </text:list-item>
                <text:list-item>
                  <text:p text:style-name="P4"><text:span text:style-name="T12">Gestion des tours</text:span> (jours) et du Danger :</text:p>
                  <text:list>
                    <text:list-item>
                      <text:p text:style-name="P4">A chaque déplacement le tour est incrément<text:span text:style-name="T21">é</text:span>, ainsi que le niveau de danger. </text:p>
                    </text:list-item>
                    <text:list-item>
                      <text:p text:style-name="P4">Le <text:span text:style-name="T3">Tour</text:span> ne retombent jamais à 0 et continue tant que le personnage est en vie. <text:span text:style-name="T21">+1 à chaque déplacement.</text:span></text:p>
                    </text:list-item>
                    <text:list-item>
                      <text:p text:style-name="P4">Le <text:span text:style-name="T3">Danger</text:span> retombe à 0 après un combat. Si le personnage n'effectue aucun combat, le Danger s'incrémente à chaque déplaceme</text:p>
                    </text:list-item>
                  </text:list>
                </text:list-item>
              </text:list>
            </text:list-item>
            <text:list-item>
              <text:p text:style-name="P9">Expérience</text:p>
              <text:list>
                <text:list-item>
                  <text:p text:style-name="P16">Le personnage gagne de l'expérience après différentes actions (combat, découverte de lieux, etc.)</text:p>
                </text:list-item>
                <text:list-item>
                  <text:p text:style-name="P16">Gain de Niveau :</text:p>
                  <text:list>
                    <text:list-item>
                      <text:p text:style-name="P16">Points à attribuer aux caractéristiques et Compétences.</text:p>
                    </text:list-item>
                  </text:list>
                </text:list-item>
              </text:list>
            </text:list-item>
          </text:list>
        </text:list-item>
      </text:list>
      <text:p text:style-name="P38"><text:tab/></text:p>
      <text:h text:style-name="P53" text:outline-level="2">Interface de l'Utilisateur</text:h>
      <text:p text:style-name="P40">TODO : faire un dessin de ce à quoi pourrait ressembler le jeu.</text:p>
      <text:h text:style-name="P53" text:outline-level="2">Données</text:h>
      <text:list xml:id="list5227519807518621225" text:style-name="L3">
        <text:list-item>
          <text:p text:style-name="P6"><text:span text:style-name="T12">Personnage </text:span>: </text:p>
          <text:list>
            <text:list-item>
              <text:p text:style-name="P6">5 <text:span text:style-name="T4">Caractéristiques</text:span> (Force, Dextérité, Constitution, Intelligence et Charisme)</text:p>
            </text:list-item>
            <text:list-item>
              <text:p text:style-name="P17">4 <text:span text:style-name="T3">Vitales </text:span>: <text:span text:style-name="T3">Vie</text:span> et <text:span text:style-name="T3">Mana</text:span> → dépensées par combat / compétences, <text:span text:style-name="T5">Fatigue</text:span><text:span text:style-name="T1"> et </text:span><text:span text:style-name="T5">Faim</text:span><text:span text:style-name="T1"> → incrémenté à chaque déplacement.</text:span></text:p>
            </text:list-item>
            <text:list-item>
              <text:p text:style-name="P6">1 caractéristique <text:span text:style-name="T3">Position</text:span></text:p>
            </text:list-item>
            <text:list-item>
              <text:p text:style-name="P6">1 <text:span text:style-name="T4">Équipement</text:span><text:span text:style-name="T3"> </text:span>: <text:span text:style-name="T11">Tête</text:span>, Torse, Bras, Jambes, 2 Mains, 2 anneaux</text:p>
            </text:list-item>
            <text:list-item>
              <text:p text:style-name="P6">1 <text:span text:style-name="T11">S</text:span><text:span text:style-name="T3">ac-</text:span><text:span text:style-name="T4">à-dos</text:span><text:span text:style-name="T3"> </text:span>: espace limité par la Force</text:p>
            </text:list-item>
            <text:list-item>
              <text:p text:style-name="P6"><text:span text:style-name="T3">Compétences </text:span>(A voir en dernier, <text:span text:style-name="T11">possibilité peut-être d'avoir des </text:span><text:span text:style-name="T4">classes</text:span><text:span text:style-name="T11"> de personnage par la suite</text:span>) : Voir si on peut gérer des compétences citées ci-dessus plus d'autres : <text:s/>« <text:span text:style-name="T2">Feu de camp », « Vision », etc.</text:span></text:p>
            </text:list-item>
            <text:list-item>
              <text:p text:style-name="P10">Expérience</text:p>
            </text:list-item>
            <text:list-item>
              <text:p text:style-name="P10">Niveau</text:p>
            </text:list-item>
            <text:list-item>
              <text:p text:style-name="P8">Argent</text:p>
            </text:list-item>
          </text:list>
        </text:list-item>
        <text:list-item>
          <text:p text:style-name="P18">Carte :<text:span text:style-name="T23"> </text:span><text:span text:style-name="T24">La carte sera représentée par des cases carrées. </text:span></text:p>
          <text:list>
            <text:list-item>
              <text:p text:style-name="P19">Taille de la Carte</text:p>
            </text:list-item>
            <text:list-item>
              <text:p text:style-name="P20">Chaque Type de Cases aura un logo personnalisé.</text:p>
            </text:list-item>
            <text:list-item>
              <text:p text:style-name="P20">Chaque type de cases apportera ou pas des actions supplémentaires au personnage (chasser, miner, etc...)</text:p>
            </text:list-item>
          </text:list>
        </text:list-item>
      </text:list>
      <text:h text:style-name="P53" text:outline-level="2">Algorythmes</text:h>
      <text:list xml:id="list6804126490602645488" text:style-name="L8">
        <text:list-item>
          <text:p text:style-name="P41">Génération de la carte</text:p>
          <text:list>
            <text:list-item>
              <text:p text:style-name="P41">Prévoir une ville tous les X cases visitées / construites ?</text:p>
            </text:list-item>
          </text:list>
        </text:list-item>
        <text:list-item>
          <text:p text:style-name="P41"><text:soft-page-break/>Placement des rencontres / événements</text:p>
          <text:list>
            <text:list-item>
              <text:p text:style-name="P42">Trouver un algorythme qui définira combien de monstres / quêtes / évènement spéciaux seront placés.</text:p>
            </text:list-item>
            <text:list-item>
              <text:p text:style-name="P42">Le Danger jouera aussi dans la rencontres de monstres.</text:p>
            </text:list-item>
          </text:list>
        </text:list-item>
        <text:list-item>
          <text:p text:style-name="P43">Génération du contenu des magasins</text:p>
        </text:list-item>
        <text:list-item>
          <text:p text:style-name="P43">Génération des objets :</text:p>
          <text:list>
            <text:list-item>
              <text:p text:style-name="P43">Lorsqu'un personnage achète ou trouve un objet, il devra être créé aléatoirement et avoir un prix relatif à ses caractéristiqu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58cm" fo:margin-right="0.94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09:18:15.567204125</meta:creation-date>
    <dc:date>2015-12-12T16:45:47.937427193</dc:date>
    <meta:editing-duration>PT2H15M55S</meta:editing-duration>
    <meta:editing-cycles>15</meta:editing-cycles>
    <meta:generator>LibreOffice/5.0.2.2$Linux_X86_64 LibreOffice_project/00m0$Build-2</meta:generator>
    <meta:document-statistic meta:table-count="0" meta:image-count="0" meta:object-count="0" meta:page-count="5" meta:paragraph-count="131" meta:word-count="1482" meta:character-count="8406" meta:non-whitespace-character-count="7133"/>
  </office:meta>
</office:document-meta>
</file>